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2047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Diffraction Grating</text:p>
          </table:table-cell>
          <table:table-cell table:number-columns-repeated="6"/>
        </table:table-row>
        <table:table-row table:style-name="ro1">
          <table:table-cell office:value-type="string">
            <text:p>Ashwin Kumar</text:p>
          </table:table-cell>
          <table:table-cell table:number-columns-repeated="6"/>
        </table:table-row>
        <table:table-row table:style-name="ro1">
          <table:table-cell office:value-type="string">
            <text:p>Rahul saxe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ngle for step 4a</text:p>
          </table:table-cell>
          <table:table-cell office:value-type="string">
            <text:p>Angle for step 4b</text:p>
          </table:table-cell>
          <table:table-cell table:style-name="ce2" office:value-type="string">
            <text:p>Angle for step 4c</text:p>
          </table:table-cell>
          <table:table-cell office:value-type="string">
            <text:p>Angle for step 4d</text:p>
          </table:table-cell>
          <table:table-cell table:number-columns-repeated="3"/>
        </table:table-row>
        <table:table-row table:style-name="ro1">
          <table:table-cell office:value-type="float" office:value="348.33">
            <text:p>348.33</text:p>
          </table:table-cell>
          <table:table-cell office:value-type="float" office:value="78.33">
            <text:p>78.33</text:p>
          </table:table-cell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1/d</text:p>
          </table:table-cell>
        </table:table-row>
        <table:table-row table:style-name="ro1">
          <table:table-cell office:value-type="string">
            <text:p>Colour</text:p>
          </table:table-cell>
          <table:table-cell office:value-type="string">
            <text:p>wavelength</text:p>
          </table:table-cell>
          <table:table-cell office:value-type="string">
            <text:p>LHS</text:p>
          </table:table-cell>
          <table:table-cell office:value-type="string">
            <text:p>RHS</text:p>
          </table:table-cell>
          <table:table-cell office:value-type="string">
            <text:p>Angle</text:p>
          </table:table-cell>
          <table:table-cell office:value-type="string">
            <text:p>sin@</text:p>
          </table:table-cell>
          <table:table-cell office:value-type="string">
            <text:p>sin@/lambda</text:p>
          </table:table-cell>
        </table:table-row>
        <table:table-row table:style-name="ro1">
          <table:table-cell office:value-type="string">
            <text:p>Violet 1</text:p>
          </table:table-cell>
          <table:table-cell table:style-name="ce1" office:value-type="float" office:value="0.0000004047">
            <text:p>4.05E-007</text:p>
          </table:table-cell>
          <table:table-cell table:formula="of:=2+2/60" office:value-type="float" office:value="2.03333333333333">
            <text:p>2.0333333333</text:p>
          </table:table-cell>
          <table:table-cell table:formula="of:=337.5+6/60" office:value-type="float" office:value="337.6">
            <text:p>337.6</text:p>
          </table:table-cell>
          <table:table-cell table:formula="of:=([.C9]+360-[.D9])/2" office:value-type="float" office:value="12.2166666666667">
            <text:p>12.2166666667</text:p>
          </table:table-cell>
          <table:table-cell table:formula="of:=SIN([.E9]*3.1415926753/180)" office:value-type="float" office:value="0.211609107709377">
            <text:p>0.2116091077</text:p>
          </table:table-cell>
          <table:table-cell table:formula="of:=[.F9]/[.B9]" office:value-type="float" office:value="522878.941708369">
            <text:p>522878.941708369</text:p>
          </table:table-cell>
        </table:table-row>
        <table:table-row table:style-name="ro1">
          <table:table-cell office:value-type="string">
            <text:p>Violet 2</text:p>
          </table:table-cell>
          <table:table-cell table:style-name="ce1" office:value-type="float" office:value="0.0000004078">
            <text:p>4.08E-007</text:p>
          </table:table-cell>
          <table:table-cell table:formula="of:=2.5+26/60" office:value-type="float" office:value="2.93333333333333">
            <text:p>2.9333333333</text:p>
          </table:table-cell>
          <table:table-cell table:formula="of:=336.5+10/60" office:value-type="float" office:value="336.666666666667">
            <text:p>336.6666666667</text:p>
          </table:table-cell>
          <table:table-cell table:formula="of:=([.C10]+360-[.D10])/2" office:value-type="float" office:value="13.1333333333333">
            <text:p>13.1333333333</text:p>
          </table:table-cell>
          <table:table-cell table:formula="of:=SIN([.E10]*3.1415926753/180)" office:value-type="float" office:value="0.22721790683968">
            <text:p>0.2272179068</text:p>
          </table:table-cell>
          <table:table-cell table:formula="of:=[.F10]/[.B10]" office:value-type="float" office:value="557179.761745168">
            <text:p>557179.761745168</text:p>
          </table:table-cell>
        </table:table-row>
        <table:table-row table:style-name="ro1">
          <table:table-cell office:value-type="string">
            <text:p>Blue-green </text:p>
          </table:table-cell>
          <table:table-cell table:style-name="ce1" office:value-type="float" office:value="0.0000004916">
            <text:p>4.92E-007</text:p>
          </table:table-cell>
          <table:table-cell table:formula="of:=3.5+2/60" office:value-type="float" office:value="3.53333333333333">
            <text:p>3.5333333333</text:p>
          </table:table-cell>
          <table:table-cell table:formula="of:=335+12/60" office:value-type="float" office:value="335.2">
            <text:p>335.2</text:p>
          </table:table-cell>
          <table:table-cell table:formula="of:=([.C11]+360-[.D11])/2" office:value-type="float" office:value="14.1666666666667">
            <text:p>14.1666666667</text:p>
          </table:table-cell>
          <table:table-cell table:formula="of:=SIN([.E11]*3.1415926753/180)" office:value-type="float" office:value="0.244743345611033">
            <text:p>0.2447433456</text:p>
          </table:table-cell>
          <table:table-cell table:formula="of:=[.F11]/[.B11]" office:value-type="float" office:value="497850.580982574">
            <text:p>497850.580982574</text:p>
          </table:table-cell>
        </table:table-row>
        <table:table-row table:style-name="ro1">
          <table:table-cell office:value-type="string">
            <text:p>Green</text:p>
          </table:table-cell>
          <table:table-cell table:style-name="ce1" office:value-type="float" office:value="0.0000005461">
            <text:p>5.46E-007</text:p>
          </table:table-cell>
          <table:table-cell table:formula="of:=5+10/60" office:value-type="float" office:value="5.16666666666667">
            <text:p>5.1666666667</text:p>
          </table:table-cell>
          <table:table-cell table:formula="of:=333.5+2/60" office:value-type="float" office:value="333.533333333333">
            <text:p>333.5333333333</text:p>
          </table:table-cell>
          <table:table-cell table:formula="of:=([.C12]+360-[.D12])/2" office:value-type="float" office:value="15.8166666666667">
            <text:p>15.8166666667</text:p>
          </table:table-cell>
          <table:table-cell table:formula="of:=SIN([.E12]*3.1415926753/180)" office:value-type="float" office:value="0.272560135220941">
            <text:p>0.2725601352</text:p>
          </table:table-cell>
          <table:table-cell table:formula="of:=[.F12]/[.B12]" office:value-type="float" office:value="499102.976050067">
            <text:p>499102.976050067</text:p>
          </table:table-cell>
        </table:table-row>
        <table:table-row table:style-name="ro1">
          <table:table-cell office:value-type="string">
            <text:p>Yellow 1</text:p>
          </table:table-cell>
          <table:table-cell table:style-name="ce1" office:value-type="float" office:value="0.000000577">
            <text:p>5.77E-007</text:p>
          </table:table-cell>
          <table:table-cell table:formula="of:=6+10/60" office:value-type="float" office:value="6.16666666666667">
            <text:p>6.1666666667</text:p>
          </table:table-cell>
          <table:table-cell table:formula="of:=332.5+5/60" office:value-type="float" office:value="332.583333333333">
            <text:p>332.5833333333</text:p>
          </table:table-cell>
          <table:table-cell table:formula="of:=([.C13]+360-[.D13])/2" office:value-type="float" office:value="16.7916666666667">
            <text:p>16.7916666667</text:p>
          </table:table-cell>
          <table:table-cell table:formula="of:=SIN([.E13]*3.1415926753/180)" office:value-type="float" office:value="0.288892559349922">
            <text:p>0.2888925593</text:p>
          </table:table-cell>
          <table:table-cell table:formula="of:=[.F13]/[.B13]" office:value-type="float" office:value="500680.3454938">
            <text:p>500680.3454938</text:p>
          </table:table-cell>
        </table:table-row>
        <table:table-row table:style-name="ro1">
          <table:table-cell office:value-type="string">
            <text:p>Yellow 2</text:p>
          </table:table-cell>
          <table:table-cell table:style-name="ce1" office:value-type="float" office:value="0.0000005791">
            <text:p>5.79E-007</text:p>
          </table:table-cell>
          <table:table-cell table:formula="of:=6+18/60" office:value-type="float" office:value="6.3">
            <text:p>6.3</text:p>
          </table:table-cell>
          <table:table-cell table:formula="of:=333.5" office:value-type="float" office:value="333.5">
            <text:p>333.5</text:p>
          </table:table-cell>
          <table:table-cell table:formula="of:=([.C14]+360-[.D14])/2" office:value-type="float" office:value="16.4">
            <text:p>16.4</text:p>
          </table:table-cell>
          <table:table-cell table:formula="of:=SIN([.E14]*3.1415926753/180)" office:value-type="float" office:value="0.282341458740439">
            <text:p>0.2823414587</text:p>
          </table:table-cell>
          <table:table-cell table:formula="of:=[.F14]/[.B14]" office:value-type="float" office:value="487552.1649809">
            <text:p>487552.164980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art 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lour</text:p>
          </table:table-cell>
          <table:table-cell office:value-type="string">
            <text:p>LHS</text:p>
          </table:table-cell>
          <table:table-cell office:value-type="string">
            <text:p>RHS</text:p>
          </table:table-cell>
          <table:table-cell office:value-type="string">
            <text:p>@</text:p>
          </table:table-cell>
          <table:table-cell office:value-type="string">
            <text:p>Sin@</text:p>
          </table:table-cell>
          <table:table-cell table:number-columns-repeated="2"/>
        </table:table-row>
        <table:table-row table:style-name="ro1">
          <table:table-cell office:value-type="string">
            <text:p>Yellow 1</text:p>
          </table:table-cell>
          <table:table-cell table:formula="of:=5.5+19/60" office:value-type="float" office:value="5.81666666666667">
            <text:p>5.8166666667</text:p>
          </table:table-cell>
          <table:table-cell table:formula="of:=333+23/60" office:value-type="float" office:value="333.383333333333">
            <text:p>333.3833333333</text:p>
          </table:table-cell>
          <table:table-cell table:formula="of:=([.B20]+360-[.C20])/2" office:value-type="float" office:value="16.2166666666667">
            <text:p>16.2166666667</text:p>
          </table:table-cell>
          <table:table-cell table:style-name="ce2" table:formula="of:=SIN([.D20]*3.1415926753/180)" office:value-type="float" office:value="0.279270434219868">
            <text:p>0.2792704342</text:p>
          </table:table-cell>
          <table:table-cell table:number-columns-repeated="2"/>
        </table:table-row>
        <table:table-row table:style-name="ro1">
          <table:table-cell office:value-type="string">
            <text:p>Yellow 2</text:p>
          </table:table-cell>
          <table:table-cell table:formula="of:=6.5+2/60" office:value-type="float" office:value="6.53333333333333">
            <text:p>6.5333333333</text:p>
          </table:table-cell>
          <table:table-cell table:formula="of:=332+20/60" office:value-type="float" office:value="332.333333333333">
            <text:p>332.3333333333</text:p>
          </table:table-cell>
          <table:table-cell table:formula="of:=([.B21]+360-[.C21])/2" office:value-type="float" office:value="17.1">
            <text:p>17.1</text:p>
          </table:table-cell>
          <table:table-cell table:style-name="ce2" table:formula="of:=SIN([.D21]*3.1415926753/180)" office:value-type="float" office:value="0.294040327203598">
            <text:p>0.2940403272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9/06/2018</text:date>, <text:time>16:0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t lab</meta:initial-creator>
    <meta:creation-date>2018-09-06T15:03:26</meta:creation-date>
    <meta:generator>LibreOffice/3.4$Unix LibreOffice_project/340m1$Build-302</meta:generator>
    <dc:date>2018-09-06T16:02:57</dc:date>
    <dc:creator>emt lab</dc:creator>
    <meta:editing-duration>PT59M33S</meta:editing-duration>
    <meta:editing-cycles>9</meta:editing-cycles>
    <meta:document-statistic meta:table-count="3" meta:cell-count="77" meta:object-count="0"/>
  </office:meta>
</office:document-meta>
</file>